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5.021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5.021cm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  <style:text-properties fo:font-weight="bold" officeooo:paragraph-rsid="000d202b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15.021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  <style:text-properties fo:font-weight="bold" officeooo:rsid="000d202b" officeooo:paragraph-rsid="000d202b" style:font-weight-asian="bold" style:font-weight-complex="bold"/>
    </style:style>
    <style:style style:name="T1" style:family="text">
      <style:text-properties officeooo:rsid="000c9125"/>
    </style:style>
    <style:style style:name="T2" style:family="text">
      <style:text-properties officeooo:rsid="000d202b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Duplas de Sushi.</text:span></text:p>
      <text:p text:style-name="P5"/>
      <text:p text:style-name="P5">Salmão<text:tab/>R$ 8,90</text:p>
      <text:p text:style-name="P5">Camarão<text:tab/>R$ 9,90</text:p>
      <text:p text:style-name="P5">Skin<text:tab/>R$ 5,90</text:p>
      <text:p text:style-name="P5">Peixe Branco<text:tab/>R$ 5,90</text:p>
      <text:p text:style-name="P5">Kanin<text:tab/>R$ 6,90</text:p>
      <text:p text:style-name="P5">Chiquinho<text:tab/>R$ 9,90</text:p>
      <text:p text:style-name="P5">Chiquinho de Camarão<text:tab/>R$ 10,00</text:p>
      <text:p text:style-name="P5">Chiquinho de Arroz<text:tab/>R$ 11,90</text:p>
      <text:p text:style-name="P5"/>
      <text:p text:style-name="P7">Sashimis.</text:p>
      <text:p text:style-name="P5"/>
      <text:p text:style-name="P5">Salmão (10 fatias)<text:tab/>R$ 29,90</text:p>
      <text:p text:style-name="P5">Kanin (10 fatias)<text:tab/>R$ 24,90</text:p>
      <text:p text:style-name="P5">Filé de frango com legumes<text:tab/>R$ 29,90</text:p>
      <text:p text:style-name="P5">(porção de arroz, sopp suey)</text:p>
      <text:p text:style-name="P5">Filé de Carne com legumes<text:tab/>R$ 34,90</text:p>
      <text:p text:style-name="P5">(porção de arroz, sopp suey)</text:p>
      <text:p text:style-name="P5">Filé de Salmão com legumes<text:tab/>R$ 36,90</text:p>
      <text:p text:style-name="P5">Acompanhamento: porção de arroz e sopp suey</text:p>
      <text:p text:style-name="P5">Usuzukuri de Salmão<text:tab/>R$ 38,90</text:p>
      <text:p text:style-name="P5">Ceviche Tradicional<text:tab/>R$ 27,90</text:p>
      <text:p text:style-name="P5"/>
      <text:p text:style-name="P7">Rolinhos Primavera.</text:p>
      <text:p text:style-name="P5"/>
      <text:p text:style-name="P5">Frango (2 unidades)<text:tab/>R$ 9,90</text:p>
      <text:p text:style-name="P5">Queijo (2 unidades)<text:tab/>R$ 9,90</text:p>
      <text:p text:style-name="P5">Romeu e Julieta (2 unidades)<text:tab/>R$ 10,00</text:p>
      <text:p text:style-name="P5">Banana Caramelada (4 unidades)<text:tab/>R$ 12,00</text:p>
      <text:p text:style-name="P5">Misto Presunto e Queijo (2 unidades)<text:tab/>R$ 10,90</text:p>
      <text:p text:style-name="P5"/>
      <text:p text:style-name="P7">Pratos Quentes.</text:p>
      <text:p text:style-name="P4"/>
      <text:p text:style-name="P7">Yakisoba</text:p>
      <text:p text:style-name="P5"/>
      <text:p text:style-name="P5">Carne<text:tab/>R$ 26,90</text:p>
      <text:p text:style-name="P5">Frango<text:tab/>R$ 24,90</text:p>
      <text:p text:style-name="P5">Frutos do Mar<text:tab/>R$ 32,90</text:p>
      <text:p text:style-name="P5">Misto (carne e frango)<text:tab/>R$ 27,90</text:p>
      <text:p text:style-name="P5">Camarão<text:tab/>R$ 31,90</text:p>
      <text:p text:style-name="P5">Filé de Tiras<text:tab/>R$ 28,90</text:p>
      <text:p text:style-name="P5">Carne em tiras, batata a base de Shoyu e Mini porção de arroz chinês.</text:p>
      <text:p text:style-name="P5">Frango Xadrez<text:tab/>R$ 29,90</text:p>
      <text:p text:style-name="P5">Frango, cebola, pimentão verde e maduro e mini porção de arroz chinês.</text:p>
      <text:p text:style-name="P5">Petiscos</text:p>
      <text:p text:style-name="P5">Batatas Fritas<text:tab/>R$ 14,90</text:p>
      <text:p text:style-name="P5"><text:soft-page-break/>Isca de Peixe (peixes variados)<text:tab/>R$ 29,9</text:p>
      <text:p text:style-name="P5">Medalhão de Salmão com Legumes<text:tab/>R$ 32,90</text:p>
      <text:p text:style-name="P5">Porção de Camarão<text:tab/>R$ 27,90</text:p>
      <text:p text:style-name="P5">Batata Frita Esp. c/Calabresa e Alho<text:tab/>R$ 27,90</text:p>
      <text:p text:style-name="P5"/>
      <text:p text:style-name="P7">Combinados: Sushi e Sashimi.</text:p>
      <text:p text:style-name="P5"/>
      <text:p text:style-name="P5">Combinados 1 (13 peças)<text:tab/>R$ 40,80</text:p>
      <text:p text:style-name="P5">05 Sashimi de Salmão</text:p>
      <text:p text:style-name="P5">04 Niguiri de Salmão</text:p>
      <text:p text:style-name="P5">01 Dupla Uramaki de Salmão</text:p>
      <text:p text:style-name="P5">03 unidades de Philadelphia</text:p>
      <text:p text:style-name="P5">Combinados 2 - Só Salmão (19 peças)<text:tab/>R$ 54,90</text:p>
      <text:p text:style-name="P5">05 Sashimi de Salmão</text:p>
      <text:p text:style-name="P5">04 Niguiri de Salmão</text:p>
      <text:p text:style-name="P5">02 Chiquinho</text:p>
      <text:p text:style-name="P5">04 Uramaki Skin</text:p>
      <text:p text:style-name="P5"/>
      <text:p text:style-name="P5">Combinado 3 (32 peças)<text:tab/>R$ 94,90</text:p>
      <text:p text:style-name="P5">10 Sashimi de Salmão</text:p>
      <text:p text:style-name="P5">05 Kanimaki</text:p>
      <text:p text:style-name="P5">04 Hossomaki de Salmão</text:p>
      <text:p text:style-name="P5">06 Flutomaki Philadelphia</text:p>
      <text:p text:style-name="P5">05 Niguri de Salmão</text:p>
      <text:p text:style-name="P5"/>
      <text:p text:style-name="P5">Combinado 4 (24 peças)<text:tab/>R$ 85,90</text:p>
      <text:p text:style-name="P5">07 Sashimi de Salmão</text:p>
      <text:p text:style-name="P5">04 Chiquinho</text:p>
      <text:p text:style-name="P5">04 Hossomaki</text:p>
      <text:p text:style-name="P5">06 Flutomak</text:p>
      <text:p text:style-name="P5">03 Hot Especial</text:p>
      <text:p text:style-name="P5">Combinado 5 (49 peças)<text:tab/>R$ 155,90</text:p>
      <text:p text:style-name="P5">10 Sashimi de Salmão</text:p>
      <text:p text:style-name="P5">08 Hossomaki</text:p>
      <text:p text:style-name="P5">08 Uramaki de Salmão</text:p>
      <text:p text:style-name="P5">07 Niguri de Salmão</text:p>
      <text:p text:style-name="P5"/>
      <text:p text:style-name="P5">Combinado 6 (100 peças)<text:tab/>R$ 267,90</text:p>
      <text:p text:style-name="P5">15 Sashimi de Salmão</text:p>
      <text:p text:style-name="P5">10 Sashimi kini</text:p>
      <text:p text:style-name="P5">10 Futomaki</text:p>
      <text:p text:style-name="P5">08 Uramaki Skin</text:p>
      <text:p text:style-name="P5">10 Hot Philadelphia</text:p>
      <text:p text:style-name="P5">08 Uramaki Especial de Camarão</text:p>
      <text:p text:style-name="P5">08 Hossomaki</text:p>
      <text:p text:style-name="P5">08 Uramaki Philadelphia</text:p>
      <text:p text:style-name="P5">08 Niguri de Salmão</text:p>
      <text:p text:style-name="P5"><text:soft-page-break/>08 Niguri de Kani</text:p>
      <text:p text:style-name="P5">08 Chiquinho</text:p>
      <text:p text:style-name="P5"/>
      <text:p text:style-name="P7">Temakis.</text:p>
      <text:p text:style-name="P5">Califórnia: pepino, Kanin e manga<text:tab/>R$ 14,90</text:p>
      <text:p text:style-name="P5">Camarão Cozinho com Creme Cheese<text:tab/>R$ 24,90</text:p>
      <text:p text:style-name="P5">Skin de Salmão Pele Grelhada<text:tab/>R$ 13,90</text:p>
      <text:p text:style-name="P5">Kakin com Creme Cheese<text:tab/><text:span text:style-name="T2">R$ </text:span>18,90</text:p>
      <text:p text:style-name="P5">Misto de Camarão, Polvo e Salmão<text:tab/>R$ 25,90</text:p>
      <text:p text:style-name="P5">Salmão com Cebolinha<text:tab/>R$ 17,90</text:p>
      <text:p text:style-name="P5">Atum com Cebolinha<text:tab/>R$ 17,90</text:p>
      <text:p text:style-name="P5">Camarão Empanado<text:tab/>R$ 22,90</text:p>
      <text:p text:style-name="P5">Salmão com Creme Cheese<text:tab/>R$ 20,90</text:p>
      <text:p text:style-name="P5">Salmão Completo Maionese<text:tab/>R$ 22,00</text:p>
      <text:p text:style-name="P5">Temaki Aberto<text:tab/>R$ 24,90</text:p>
      <text:p text:style-name="P5"/>
      <text:p text:style-name="P7">Temakis Fritos.</text:p>
      <text:p text:style-name="P5"/>
      <text:p text:style-name="P5">Salmão, atum, kanin ou peixe branco com cheese.</text:p>
      <text:p text:style-name="P5"/>
      <text:p text:style-name="P5">Variados<text:tab/>R$ 24,90</text:p>
      <text:p text:style-name="P5"/>
      <text:p text:style-name="P7">Temakis sem Arroz.</text:p>
      <text:p text:style-name="P5"/>
      <text:p text:style-name="P5">Polvo<text:tab/>R$ 26,00</text:p>
      <text:p text:style-name="P5">Salmão<text:tab/>R$ 26,00</text:p>
      <text:p text:style-name="P5"/>
      <text:p text:style-name="P7">Mistos.</text:p>
      <text:p text:style-name="P5">Grelhados<text:tab/>R$ 26,00</text:p>
      <text:p text:style-name="P5">Peixes Variados<text:tab/>R$ 24,00</text:p>
      <text:p text:style-name="P5"/>
      <text:p text:style-name="P7">Uramakis.</text:p>
      <text:p text:style-name="P5">Kappa-maki (pepino) 8 und<text:tab/>R$ 18,90</text:p>
      <text:p text:style-name="P5">Terra-maki (pepino) 8 und<text:tab/>R$ 21,90</text:p>
      <text:p text:style-name="P5">Hot Philadelphia Especial 10 und<text:tab/>R$ 24,90</text:p>
      <text:p text:style-name="P5">Sushis enrolados em algas com arroz.</text:p>
      <text:p text:style-name="P5">California (pepino, Kanin e manga) 8 und<text:tab/>R$ 22,90</text:p>
      <text:p text:style-name="P5">Kannin-maki (kanin Enro finos) 8 und<text:tab/>R$ 22,90</text:p>
      <text:p text:style-name="P5">Salmão-maki 8 und<text:tab/>R$ 22,90</text:p>
      <text:p text:style-name="P5">Uramaki Especial de Camarão Cheese, Alho Frito e alface (8 und)<text:tab/>R$ 24,90</text:p>
      <text:p text:style-name="P5">Uramaki Filadélfia - Salmão e Creme Cheese (8 und)<text:tab/>R$ 21,90</text:p>
      <text:p text:style-name="P5">Uramaki Skin Especial - Pele do Salmão Grelhado e Creme Cheese (8 und)<text:tab/>R$ 17,90</text:p>
      <text:p text:style-name="P5">Uramaki Salmão Kami e Cheese (8 und)<text:tab/>R$ 21,90</text:p>
      <text:p text:style-name="P5">Joy Morango - Arroz, salmão e morango (8 und)<text:tab/>R$ 23,90</text:p>
      <text:p text:style-name="P5">Uramaki de Atum - Atum, Creme Cheese e Cebolinha (8und)<text:tab/>R$ 16,90</text:p>
      <text:p text:style-name="P5">Akarasushy - Arroz, salmão, Creme Cheese e Cebolinha (1und)<text:tab/>R$ 25,90</text:p>
      <text:p text:style-name="P5">Aurorasushy - Arroz Empanado, Salmão, Creme Cheese e Cebolinha (1 und)<text:tab/>R$ 26,90</text:p>
      <text:p text:style-name="P5"><text:soft-page-break/></text:p>
      <text:p text:style-name="P7">Bebi<text:span text:style-name="T2">d</text:span>as não Alco<text:span text:style-name="T2">ó</text:span>licas.</text:p>
      <text:p text:style-name="P9">Refrigerantes:</text:p>
      <text:p text:style-name="P5">Coca-cola litro (vasilhame de plástico não <text:span text:style-name="T2">retornável</text:span>)<text:tab/>R$ 8,00</text:p>
      <text:p text:style-name="P5">Guaraná Antardtica litro (vasilhame de plástico não <text:span text:style-name="T2">retornável</text:span>)<text:tab/>R$ 7,00</text:p>
      <text:p text:style-name="P5">Pepsi litro (vasilhame de plástico não <text:span text:style-name="T2">retornável</text:span>)<text:tab/>R$ 7,00</text:p>
      <text:p text:style-name="P5">Sukita litro (vasilhame de plástico não <text:span text:style-name="T2">retornável</text:span>)<text:tab/>R$ 7,00</text:p>
      <text:p text:style-name="P5"/>
      <text:p text:style-name="P7">Bebidas <text:span text:style-name="T2">Alcoólicas.</text:span></text:p>
      <text:p text:style-name="P9">Cervejas:</text:p>
      <text:p text:style-name="P5">Cerveja Skol Pilsen 300ml<text:tab/>R$ 5,00</text:p>
      <text:p text:style-name="P5">Cerveja Antarctica Original 600ml<text:tab/>R$ 7,00</text:p>
      <text:p text:style-name="P5">Cerveja Buduwiser 330ml<text:tab/>R$ 7,00</text:p>
      <text:p text:style-name="P5">Cerveja Heineken Original 330ml<text:tab/>R$ 8,00</text:p>
      <text:p text:style-name="P5"/>
      <text:p text:style-name="P9">Saquês:</text:p>
      <text:p text:style-name="P5">Soft Seco 740ml<text:tab/>R$ 80,00</text:p>
      <text:p text:style-name="P5">Ryo Seco 750ml<text:tab/>R$ 70,00</text:p>
      <text:p text:style-name="P5">Fuji Seco 750ml<text:tab/>R$ 65,00</text:p>
      <text:p text:style-name="P5"/>
      <text:p text:style-name="P7">Atenção:</text:p>
      <text:p text:style-name="P5"/>
      <text:p text:style-name="P4">O Sushi Aurora reserva-se o direito de alterar os preços desse card<text:span text:style-name="T1">á</text:span>pio sem prévio avis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  <style:text-properties fo:font-weight="bold" officeooo:rsid="000d202b" officeooo:paragraph-rsid="000d202b" style:font-weight-asian="bold" style:font-weight-complex="bold"/>
    </style:style>
    <style:style style:name="MP2" style:family="paragraph" style:parent-style-name="Standard">
      <style:paragraph-properties fo:text-align="center" style:justify-single-word="false">
        <style:tab-stops>
          <style:tab-stop style:position="15.021cm"/>
        </style:tab-stops>
      </style:paragraph-properties>
      <style:text-properties fo:font-weight="bold" officeooo:paragraph-rsid="000d202b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d202b"/>
    </style:style>
    <style:page-layout style:name="Mpm1">
      <style:page-layout-properties fo:page-width="21.001cm" fo:page-height="29.7cm" style:num-format="1" style:print-orientation="portrait" fo:margin-top="1.088cm" fo:margin-bottom="0.75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75cm" fo:margin-left="0cm" fo:margin-right="0cm" fo:margin-bottom="0.499cm" fo:background-color="transparent" style:dynamic-spacing="false" draw:fill="none"/>
      </style:header-style>
      <style:footer-style>
        <style:header-footer-properties svg:height="2.69cm" fo:margin-left="0cm" fo:margin-right="0cm" fo:margin-top="0.499cm" fo:border-top="0.06pt solid #000000" fo:border-bottom="none" fo:border-left="none" fo:border-right="none" fo:padding="0.04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Sushi Aurora.</text:p>
        <text:p text:style-name="MP2">Cardápio.</text:p>
      </style:header>
      <style:footer>
        <text:p text:style-name="MP3">Horário de Funcionamento:</text:p>
        <text:p text:style-name="MP4">De terças à Domingos, das 18:00 h às 23:00 h. (não abrimos às segundas-feiras)</text:p>
        <text:p text:style-name="MP4"/>
        <text:p text:style-name="MP4"><text:span text:style-name="MT1">Delivery:</text:span> (73) 98212-8183</text:p>
        <text:p text:style-name="MP5"><text:span text:style-name="MT2">Pág.: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8T19:12:15.822000000</meta:creation-date>
    <dc:date>2021-04-28T19:36:24.206000000</dc:date>
    <meta:editing-duration>PT14M6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4" meta:paragraph-count="144" meta:word-count="727" meta:character-count="4112" meta:non-whitespace-character-count="3529"/>
  </office:meta>
</office:document-meta>
</file>